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BInDataStor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BInDataStore.BLOBInDataStore( DataStore store , DataIdentifier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LOBInDataStore.delete( boolean pruneEmptyParent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BInDataStore.getInstance( DataStore store ,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LOBInDataStore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LOBInDataStore.getData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DataStore.equals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LOBInDataStore.dis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LOBInDataStore.isSm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DataStore.ge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DataStore.isImmu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DataStor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DataStore.isInstanc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BInDataStore.getInstance( DataStore store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